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12.282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38cm"/>
    </style:style>
    <style:style style:name="Table1.23" style:family="table-row">
      <style:table-row-properties style:min-row-height="0.196cm"/>
    </style:style>
    <style:style style:name="Table1.34" style:family="table-row">
      <style:table-row-properties style:min-row-height="1.162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335fcf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f227e4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ce93c4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367a46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452824" officeooo:paragraph-rsid="00452824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452824" officeooo:paragraph-rsid="01395190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452824" officeooo:paragraph-rsid="02200fa8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452824" officeooo:paragraph-rsid="0220ee72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12c52d5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76b0e" officeooo:paragraph-rsid="013d741e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d04dcf" officeooo:paragraph-rsid="02ea1515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1adeb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127d12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88cc3c" officeooo:paragraph-rsid="02200fa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e1e246" officeooo:paragraph-rsid="0184615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1663ec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c3c5ca" officeooo:paragraph-rsid="01c3c5c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d26ef3" officeooo:paragraph-rsid="02200fa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222d42e" officeooo:paragraph-rsid="022567e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976b0e" officeooo:paragraph-rsid="022a8fc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a81fdf" officeooo:paragraph-rsid="01a81fdf" fo:background-color="#fffff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68af59" fo:background-color="#fffff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11d0d0c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194d603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21cc49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282561a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0ed89b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2pt" fo:font-weight="bold" officeooo:paragraph-rsid="031adeb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1663ec7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0452824" officeooo:paragraph-rsid="02200fa8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1d04dcf" officeooo:paragraph-rsid="02cc4ed2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1d04dcf" officeooo:paragraph-rsid="02ea1515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302e656" officeooo:paragraph-rsid="0302e859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weight="bold" style:font-weight-asian="bold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2pt" fo:font-weight="normal" officeooo:paragraph-rsid="003f736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11d0d0c" style:font-weight-asian="bold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302e656" fo:background-color="#ffffff" style:font-weight-asian="bold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976b0e" officeooo:paragraph-rsid="00976b0e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1c63bc1" officeooo:paragraph-rsid="01c63bc1" style:font-weight-asian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1d463e8" officeooo:paragraph-rsid="01d463e8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d901c" officeooo:paragraph-rsid="027d735e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e5864a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900d2" style:font-size-asian="12pt" style:font-size-complex="12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9ae630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8a64fd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d63563" officeooo:paragraph-rsid="01d63563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db8ed2" officeooo:paragraph-rsid="028b7281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d7c6aa" officeooo:paragraph-rsid="01d7c6aa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21ae36c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81f04c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28dc672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1d7c6aa" officeooo:paragraph-rsid="01d7c6aa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2af5462" officeooo:paragraph-rsid="02af5462" style:font-weight-asian="normal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1ac1d94" style:font-size-asian="12pt" style:font-size-complex="12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8df95f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121c45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e4d25a" officeooo:paragraph-rsid="01e4d25a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2pt" fo:font-weight="normal" officeooo:paragraph-rsid="032322f3" fo:background-color="#ffffff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115c4a1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2c3149f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7bd5a2" fo:background-color="#ffffff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1739435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2b3fbab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2c3149f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c9942a" officeooo:paragraph-rsid="021db194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51e24" officeooo:paragraph-rsid="021b51eb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db8ed2" officeooo:paragraph-rsid="01db8ed2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db8ed2" officeooo:paragraph-rsid="02919d12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1c9942a" officeooo:paragraph-rsid="021db194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2919d12" officeooo:paragraph-rsid="029339b8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2919d12" officeooo:paragraph-rsid="02919d12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1c90438" officeooo:paragraph-rsid="02c3149f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rsid="01db8ed2" officeooo:paragraph-rsid="0316a77f" style:font-size-asian="10pt" style:font-weight-asian="bold" style:font-size-complex="10pt" style:font-weight-complex="bold"/>
    </style:style>
    <style:style style:name="P8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0a18ea4" style:font-weight-asian="bold" style:font-weight-complex="bold"/>
    </style:style>
    <style:style style:name="P8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rsid="00976b0e" officeooo:paragraph-rsid="00976b0e" style:font-weight-asian="bold" style:font-weight-complex="bold"/>
    </style:style>
    <style:style style:name="P9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9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2pt" fo:font-weight="bold" officeooo:paragraph-rsid="01395190" style:font-size-asian="12pt" style:font-weight-asian="bold" style:font-size-complex="12pt" style:font-weight-complex="bold"/>
    </style:style>
    <style:style style:name="P9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9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16a77f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officeooo:paragraph-rsid="02d5dbe0" style:font-size-asian="12pt" style:font-size-complex="12pt"/>
    </style:style>
    <style:style style:name="P9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officeooo:paragraph-rsid="02d5dbe0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paragraph-rsid="02d5dbe0"/>
    </style:style>
    <style:style style:name="P97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1e4d25a" officeooo:paragraph-rsid="030f970b" style:font-size-asian="10pt" style:font-weight-asian="bold" style:font-size-complex="10pt" style:font-weight-complex="bold"/>
    </style:style>
    <style:style style:name="P98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1db8ed2" officeooo:paragraph-rsid="0316a77f" style:font-size-asian="10pt" style:font-weight-asian="bold" style:font-size-complex="10pt" style:font-weight-complex="bold"/>
    </style:style>
    <style:style style:name="P99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3200461" officeooo:paragraph-rsid="03200461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Liberation Serif" fo:font-size="12pt" fo:font-weight="normal" officeooo:rsid="001e6354" officeooo:paragraph-rsid="03258c76" fo:background-color="#ffffff" style:font-size-asian="12pt" style:font-weight-asian="normal" style:font-size-complex="12pt" style:font-weight-complex="normal"/>
    </style:style>
    <style:style style:name="P10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102" style:family="paragraph" style:parent-style-name="Text_20_body">
      <style:text-properties style:font-name="Liberation Serif" fo:font-size="12pt" fo:language="en" fo:country="US" officeooo:paragraph-rsid="0114a866" style:font-size-asian="12pt" style:font-size-complex="12pt"/>
    </style:style>
    <style:style style:name="P103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104" style:family="paragraph" style:parent-style-name="Text_20_body">
      <style:text-properties style:font-name="Liberation Serif" fo:font-size="12pt" style:font-size-asian="12pt" style:font-size-complex="12pt"/>
    </style:style>
    <style:style style:name="P105" style:family="paragraph" style:parent-style-name="Text_20_body">
      <style:text-properties officeooo:paragraph-rsid="01a51119"/>
    </style:style>
    <style:style style:name="P106" style:family="paragraph" style:parent-style-name="Text_20_body">
      <style:text-properties officeooo:paragraph-rsid="01cca66a"/>
    </style:style>
    <style:style style:name="P107" style:family="paragraph" style:parent-style-name="Text_20_body">
      <style:text-properties officeooo:rsid="01a51119" officeooo:paragraph-rsid="01a51119"/>
    </style:style>
    <style:style style:name="P108" style:family="paragraph" style:parent-style-name="Text_20_body">
      <style:text-properties officeooo:rsid="01de285d" officeooo:paragraph-rsid="01de285d"/>
    </style:style>
    <style:style style:name="P109" style:family="paragraph" style:parent-style-name="Text_20_body">
      <style:text-properties officeooo:rsid="017d901c" officeooo:paragraph-rsid="021db194"/>
    </style:style>
    <style:style style:name="P110" style:family="paragraph" style:parent-style-name="Text_20_body">
      <style:text-properties officeooo:rsid="01def02d" officeooo:paragraph-rsid="02c3149f"/>
    </style:style>
    <style:style style:name="P111" style:family="paragraph" style:parent-style-name="Text_20_body">
      <style:text-properties style:font-name="Liberation Mono" fo:font-size="10pt" fo:font-weight="bold" officeooo:rsid="01def02d" officeooo:paragraph-rsid="02c3149f" style:font-size-asian="10pt" style:font-weight-asian="bold" style:font-size-complex="10pt" style:font-weight-complex="bold"/>
    </style:style>
    <style:style style:name="P112" style:family="paragraph" style:parent-style-name="Text_20_body">
      <style:text-properties style:font-name="Liberation Mono" fo:font-size="10pt" fo:font-weight="bold" officeooo:paragraph-rsid="02c3149f" style:font-size-asian="10pt" style:font-weight-asian="bold" style:font-size-complex="10pt" style:font-weight-complex="bold"/>
    </style:style>
    <style:style style:name="P113" style:family="paragraph" style:parent-style-name="Text_20_body">
      <style:text-properties officeooo:paragraph-rsid="0316a466"/>
    </style:style>
    <style:style style:name="P114" style:family="paragraph" style:parent-style-name="Heading_20_2">
      <style:text-properties style:font-name="Liberation Serif" fo:font-size="12pt" style:font-size-asian="12pt" style:font-size-complex="12pt"/>
    </style:style>
    <style:style style:name="P115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16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17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18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19" style:family="paragraph" style:parent-style-name="Standard">
      <style:paragraph-properties fo:margin-top="0cm" fo:margin-bottom="0.499cm" loext:contextual-spacing="false"/>
      <style:text-properties officeooo:paragraph-rsid="010f1a39"/>
    </style:style>
    <style:style style:name="P120" style:family="paragraph" style:parent-style-name="Standard">
      <style:paragraph-properties fo:margin-top="0cm" fo:margin-bottom="0.499cm" loext:contextual-spacing="false"/>
      <style:text-properties fo:font-weight="normal" officeooo:paragraph-rsid="00d935de" fo:background-color="#ffffff" style:font-weight-asian="normal" style:font-weight-complex="normal"/>
    </style:style>
    <style:style style:name="P121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22" style:family="paragraph" style:parent-style-name="Preformatted_20_Text">
      <style:paragraph-properties fo:margin-top="0cm" fo:margin-bottom="0.499cm" loext:contextual-spacing="false"/>
      <style:text-properties fo:font-weight="bold" officeooo:paragraph-rsid="0311e5ee" style:font-weight-asian="bold" style:font-weight-complex="bold"/>
    </style:style>
    <style:style style:name="P123" style:family="paragraph" style:parent-style-name="Preformatted_20_Text">
      <style:paragraph-properties fo:margin-top="0cm" fo:margin-bottom="0.499cm" loext:contextual-spacing="false"/>
      <style:text-properties fo:font-weight="bold" officeooo:paragraph-rsid="0316a77f" style:font-weight-asian="bold" style:font-weight-complex="bold"/>
    </style:style>
    <style:style style:name="P124" style:family="paragraph" style:parent-style-name="Preformatted_20_Text">
      <style:paragraph-properties fo:margin-top="0cm" fo:margin-bottom="0.499cm" loext:contextual-spacing="false"/>
      <style:text-properties fo:font-weight="bold" officeooo:paragraph-rsid="0310f8c3" style:font-weight-asian="bold" style:font-weight-complex="bold"/>
    </style:style>
    <style:style style:name="P125" style:family="paragraph" style:parent-style-name="Preformatted_20_Text">
      <style:paragraph-properties fo:margin-top="0cm" fo:margin-bottom="0.499cm" loext:contextual-spacing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32322f3" fo:background-color="#ffffff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margin-top="0cm" fo:margin-bottom="0.499cm" loext:contextual-spacing="false" fo:line-height="100%"/>
      <style:text-properties style:font-name="Liberation Serif" fo:font-size="12pt" officeooo:rsid="06e68e67" officeooo:paragraph-rsid="032322f3" fo:background-color="#ffffff" style:font-size-asian="12pt" style:font-size-complex="12pt"/>
    </style:style>
    <style:style style:name="P128" style:family="paragraph" style:parent-style-name="Text_20_body">
      <style:paragraph-properties fo:margin-top="0cm" fo:margin-bottom="0.499cm" loext:contextual-spacing="false" fo:line-height="100%"/>
      <style:text-properties style:use-window-font-color="true" style:font-name="Liberation Serif" fo:font-size="12pt" fo:font-weight="normal" officeooo:rsid="00256ab9" officeooo:paragraph-rsid="0325a4b3" fo:background-color="#ffffff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font-weight="bold" style:font-weight-asian="bold" style:font-weight-complex="bold"/>
    </style:style>
    <style:style style:name="P130" style:family="paragraph" style:parent-style-name="Preformatted_20_Text">
      <style:text-properties fo:font-weight="bold" officeooo:paragraph-rsid="01dc9f3c" style:font-weight-asian="bold" style:font-weight-complex="bold"/>
    </style:style>
    <style:style style:name="P131" style:family="paragraph" style:parent-style-name="Preformatted_20_Text">
      <style:text-properties style:font-name="Liberation Serif" fo:font-size="12pt" style:font-size-asian="12pt" style:font-size-complex="12pt"/>
    </style:style>
    <style:style style:name="P132" style:family="paragraph" style:parent-style-name="Preformatted_20_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3" style:family="paragraph" style:parent-style-name="Preformatted_20_Text">
      <style:text-properties style:font-name="Liberation Mono" fo:font-size="10pt" fo:font-weight="bold" officeooo:paragraph-rsid="01d7c6aa" style:font-size-asian="10pt" style:font-weight-asian="bold" style:font-size-complex="10pt" style:font-weight-complex="bold"/>
    </style:style>
    <style:style style:name="P134" style:family="paragraph" style:parent-style-name="Preformatted_20_Text">
      <style:text-properties style:font-name="Liberation Mono" fo:font-size="10pt" fo:font-weight="bold" officeooo:paragraph-rsid="01e4d25a" style:font-size-asian="10pt" style:font-weight-asian="bold" style:font-size-complex="10pt" style:font-weight-complex="bold"/>
    </style:style>
    <style:style style:name="P135" style:family="paragraph" style:parent-style-name="Preformatted_20_Text">
      <style:text-properties style:font-name="Liberation Mono" fo:font-size="10pt" fo:font-weight="bold" officeooo:paragraph-rsid="03069b28" style:font-size-asian="10pt" style:font-weight-asian="bold" style:font-size-complex="10pt" style:font-weight-complex="bold"/>
    </style:style>
    <style:style style:name="P136" style:family="paragraph" style:parent-style-name="Heading_20_1">
      <style:text-properties fo:font-size="12pt" fo:language="en" fo:country="US" officeooo:paragraph-rsid="0112cdb6" style:font-size-asian="12pt" style:font-size-complex="12pt"/>
    </style:style>
    <style:style style:name="P137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8" style:family="paragraph" style:parent-style-name="Text_20_body" style:list-style-name="L6">
      <style:text-properties fo:font-weight="bold" officeooo:rsid="02e30ca3" officeooo:paragraph-rsid="02e30ca3" style:font-weight-asian="bold" style:font-weight-complex="bold"/>
    </style:style>
    <style:style style:name="P139" style:family="paragraph" style:parent-style-name="Text_20_body" style:list-style-name="L1">
      <style:paragraph-properties fo:margin-top="0cm" fo:margin-bottom="0cm" loext:contextual-spacing="false"/>
    </style:style>
    <style:style style:name="P140" style:family="paragraph" style:parent-style-name="Text_20_body" style:list-style-name="L4">
      <style:paragraph-properties fo:margin-top="0cm" fo:margin-bottom="0cm" loext:contextual-spacing="false"/>
    </style:style>
    <style:style style:name="P141" style:family="paragraph" style:parent-style-name="Text_20_body" style:list-style-name="L5">
      <style:paragraph-properties fo:margin-top="0cm" fo:margin-bottom="0cm" loext:contextual-spacing="false"/>
    </style:style>
    <style:style style:name="P142" style:family="paragraph" style:parent-style-name="Text_20_body" style:list-style-name="L5">
      <style:paragraph-properties fo:margin-top="0cm" fo:margin-bottom="0cm" loext:contextual-spacing="false"/>
      <style:text-properties officeooo:rsid="02e16c7c" officeooo:paragraph-rsid="02e30ca3"/>
    </style:style>
    <style:style style:name="P143" style:family="paragraph" style:parent-style-name="Text_20_body" style:list-style-name="L6">
      <style:paragraph-properties fo:margin-top="0cm" fo:margin-bottom="0cm" loext:contextual-spacing="false"/>
      <style:text-properties officeooo:paragraph-rsid="02e5f9b7"/>
    </style:style>
    <style:style style:name="P1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6e68e67" officeooo:paragraph-rsid="0325ffa5" style:text-blinking="false" fo:background-color="transparent" style:font-size-asian="12pt" style:font-size-complex="12pt"/>
    </style:style>
    <style:style style:name="P145" style:family="paragraph" style:parent-style-name="Standard" style:list-style-name="L3">
      <style:paragraph-properties fo:margin-top="0cm" fo:margin-bottom="0cm" loext:contextual-spacing="true"/>
      <style:text-properties style:font-name="Liberation Serif" fo:font-size="12pt" officeooo:paragraph-rsid="02d6bb29" style:font-size-asian="12pt" style:font-size-complex="12pt"/>
    </style:style>
    <style:style style:name="P146" style:family="paragraph" style:parent-style-name="Standard" style:list-style-name="L3">
      <style:paragraph-properties fo:margin-top="0cm" fo:margin-bottom="0cm" loext:contextual-spacing="false" fo:line-height="100%"/>
      <style:text-properties style:font-name="Liberation Serif" fo:font-size="12pt" fo:font-weight="normal" officeooo:paragraph-rsid="02d6bb29" style:font-size-asian="12pt" style:font-weight-asian="normal" style:font-size-complex="12pt" style:font-weight-complex="normal"/>
    </style:style>
    <style:style style:name="P147" style:family="paragraph" style:parent-style-name="Table_20_Contents" style:list-style-name="L2">
      <style:paragraph-properties fo:margin-top="0cm" fo:margin-bottom="0cm" loext:contextual-spacing="false" fo:line-height="100%"/>
    </style:style>
    <style:style style:name="P148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49" style:family="paragraph" style:parent-style-name="Table_20_Contents">
      <style:paragraph-properties fo:margin-top="0cm" fo:margin-bottom="0.499cm" loext:contextual-spacing="false" fo:line-height="100%"/>
      <style:text-properties style:font-name="Liberation Serif" fo:font-size="12pt" fo:font-weight="normal" officeooo:paragraph-rsid="032322f3" fo:background-color="#ffffff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325ffa5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69e7eb" style:font-weight-asian="bold" style:font-weight-complex="bold"/>
    </style:style>
    <style:style style:name="T4" style:family="text">
      <style:text-properties fo:font-weight="bold" officeooo:rsid="016d097f" style:font-weight-asian="bold" style:font-weight-complex="bold"/>
    </style:style>
    <style:style style:name="T5" style:family="text">
      <style:text-properties fo:font-weight="bold" officeooo:rsid="01948824" style:font-weight-asian="bold" style:font-weight-complex="bold"/>
    </style:style>
    <style:style style:name="T6" style:family="text">
      <style:text-properties fo:font-weight="bold" officeooo:rsid="022567ef" style:font-weight-asian="bold" style:font-weight-complex="bold"/>
    </style:style>
    <style:style style:name="T7" style:family="text">
      <style:text-properties fo:font-weight="bold" officeooo:rsid="02652ac9" style:font-weight-asian="bold" style:font-weight-complex="bold"/>
    </style:style>
    <style:style style:name="T8" style:family="text">
      <style:text-properties fo:font-weight="bold" officeooo:rsid="0266a506" style:font-weight-asian="bold" style:font-weight-complex="bold"/>
    </style:style>
    <style:style style:name="T9" style:family="text">
      <style:text-properties fo:font-weight="bold" officeooo:rsid="0282fb7d" style:font-weight-asian="bold" style:font-weight-complex="bold"/>
    </style:style>
    <style:style style:name="T10" style:family="text">
      <style:text-properties fo:font-weight="bold" officeooo:rsid="02842679" style:font-weight-asian="bold" style:font-weight-complex="bold"/>
    </style:style>
    <style:style style:name="T11" style:family="text">
      <style:text-properties fo:font-weight="bold" officeooo:rsid="028a64fd" style:font-weight-asian="bold" style:font-weight-complex="bold"/>
    </style:style>
    <style:style style:name="T12" style:family="text">
      <style:text-properties fo:font-weight="bold" officeooo:rsid="02b4b096" style:font-weight-asian="bold" style:font-weight-complex="bold"/>
    </style:style>
    <style:style style:name="T13" style:family="text">
      <style:text-properties fo:font-weight="bold" officeooo:rsid="02b53b9a" style:font-weight-asian="bold" style:font-weight-complex="bold"/>
    </style:style>
    <style:style style:name="T14" style:family="text">
      <style:text-properties fo:font-weight="bold" officeooo:rsid="02b53ba8" style:font-weight-asian="bold" style:font-weight-complex="bold"/>
    </style:style>
    <style:style style:name="T15" style:family="text">
      <style:text-properties fo:font-weight="bold" officeooo:rsid="02b6d5d8" style:font-weight-asian="bold" style:font-weight-complex="bold"/>
    </style:style>
    <style:style style:name="T16" style:family="text">
      <style:text-properties fo:font-weight="bold" officeooo:rsid="02b74743" style:font-weight-asian="bold" style:font-weight-complex="bold"/>
    </style:style>
    <style:style style:name="T17" style:family="text">
      <style:text-properties fo:font-weight="bold" officeooo:rsid="02ba1ad4" style:font-weight-asian="bold" style:font-weight-complex="bold"/>
    </style:style>
    <style:style style:name="T18" style:family="text">
      <style:text-properties fo:font-weight="bold" officeooo:rsid="02c3149f" style:font-weight-asian="bold" style:font-weight-complex="bold"/>
    </style:style>
    <style:style style:name="T19" style:family="text">
      <style:text-properties fo:font-weight="bold" officeooo:rsid="0282561a" style:font-weight-asian="bold" style:font-weight-complex="bold"/>
    </style:style>
    <style:style style:name="T20" style:family="text">
      <style:text-properties fo:font-weight="bold" officeooo:rsid="0198a170" style:font-weight-asian="bold" style:font-weight-complex="bold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1a0b5ab" style:font-size-asian="12pt" style:font-size-complex="12pt"/>
    </style:style>
    <style:style style:name="T24" style:family="text">
      <style:text-properties style:font-name="Liberation Serif" fo:font-size="12pt" officeooo:rsid="019f26e1" style:font-size-asian="12pt" style:font-size-complex="12pt"/>
    </style:style>
    <style:style style:name="T25" style:family="text">
      <style:text-properties style:font-name="Liberation Serif" fo:font-size="12pt" fo:font-weight="bold" style:font-size-asian="12pt" style:font-size-complex="12pt"/>
    </style:style>
    <style:style style:name="T26" style:family="text">
      <style:text-properties style:font-name="Liberation Serif" fo:font-size="12pt" fo:font-weight="bold" officeooo:rsid="02d8f6e2" style:font-size-asian="12pt" style:font-size-complex="12pt"/>
    </style:style>
    <style:style style:name="T2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Liberation Serif" fo:font-weight="normal" style:font-weight-asian="normal" style:font-weight-complex="normal"/>
    </style:style>
    <style:style style:name="T29" style:family="text">
      <style:text-properties style:font-name="Liberation Serif" fo:font-weight="normal" officeooo:rsid="00ef6dca" style:font-weight-asian="normal" style:font-weight-complex="normal"/>
    </style:style>
    <style:style style:name="T30" style:family="text">
      <style:text-properties style:font-name="Liberation Serif" fo:font-weight="normal" officeooo:rsid="01dfd447" style:font-weight-asian="normal" style:font-weight-complex="normal"/>
    </style:style>
    <style:style style:name="T31" style:family="text">
      <style:text-properties style:font-name="Liberation Serif" fo:font-weight="normal" officeooo:rsid="0316a466" style:font-weight-asian="normal" style:font-weight-complex="normal"/>
    </style:style>
    <style:style style:name="T32" style:family="text">
      <style:text-properties style:font-name="Liberation Serif" fo:font-weight="bold" style:font-weight-asian="bold" style:font-weight-complex="bold"/>
    </style:style>
    <style:style style:name="T33" style:family="text">
      <style:text-properties style:font-name="Liberation Serif" fo:font-weight="bold" officeooo:rsid="00ef6dca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69e7eb" style:font-weight-asian="normal" style:font-weight-complex="normal"/>
    </style:style>
    <style:style style:name="T36" style:family="text">
      <style:text-properties fo:font-weight="normal" officeooo:rsid="0171f21a" style:font-weight-asian="normal" style:font-weight-complex="normal"/>
    </style:style>
    <style:style style:name="T37" style:family="text">
      <style:text-properties fo:font-weight="normal" officeooo:rsid="028a64fd" style:font-weight-asian="normal" style:font-weight-complex="normal"/>
    </style:style>
    <style:style style:name="T38" style:family="text">
      <style:text-properties fo:font-weight="normal" officeooo:rsid="02b3fbab" style:font-weight-asian="normal" style:font-weight-complex="normal"/>
    </style:style>
    <style:style style:name="T39" style:family="text">
      <style:text-properties fo:font-weight="normal" officeooo:rsid="0198a170" style:font-weight-asian="normal" style:font-weight-complex="normal"/>
    </style:style>
    <style:style style:name="T40" style:family="text">
      <style:text-properties fo:background-color="#ffffff" loext:char-shading-value="0"/>
    </style:style>
    <style:style style:name="T41" style:family="text">
      <style:text-properties officeooo:rsid="000a6763" fo:background-color="#ffffff" loext:char-shading-value="0"/>
    </style:style>
    <style:style style:name="T42" style:family="text">
      <style:text-properties style:font-weight-asian="bold" style:font-weight-complex="bold"/>
    </style:style>
    <style:style style:name="T43" style:family="text">
      <style:text-properties fo:language="en" fo:country="US"/>
    </style:style>
    <style:style style:name="T44" style:family="text">
      <style:text-properties fo:language="en" fo:country="US" fo:font-weight="bold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language="en" fo:country="US" fo:font-weight="bold" officeooo:rsid="00772d71" style:font-weight-asian="bold" style:font-weight-complex="bold"/>
    </style:style>
    <style:style style:name="T47" style:family="text">
      <style:text-properties fo:language="en" fo:country="US" fo:font-weight="bold" officeooo:rsid="0164ddb1" style:font-weight-asian="bold" style:font-weight-complex="bold"/>
    </style:style>
    <style:style style:name="T48" style:family="text">
      <style:text-properties fo:language="en" fo:country="US" fo:font-weight="bold" officeooo:rsid="02aca3d1" style:font-weight-asian="bold" style:font-weight-complex="bold"/>
    </style:style>
    <style:style style:name="T49" style:family="text">
      <style:text-properties fo:language="en" fo:country="US" fo:font-weight="bold" officeooo:rsid="03179fc3" style:font-weight-asian="bold" style:font-weight-complex="bold"/>
    </style:style>
    <style:style style:name="T50" style:family="text">
      <style:text-properties style:font-name="Liberation Mono" fo:font-weight="bold" style:font-weight-asian="bold" style:font-weight-complex="bold"/>
    </style:style>
    <style:style style:name="T51" style:family="text">
      <style:text-properties style:font-name="Liberation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5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3" style:family="text">
      <style:text-properties style:font-name="Liberation Mono" fo:font-size="10pt" fo:font-weight="bold" officeooo:rsid="01c90438" style:font-size-asian="10pt" style:font-weight-asian="bold" style:font-size-complex="10pt" style:font-weight-complex="bold"/>
    </style:style>
    <style:style style:name="T54" style:family="text">
      <style:text-properties style:font-name="Liberation Mono" fo:font-size="10pt" fo:font-weight="bold" officeooo:rsid="01ce93c4" style:font-size-asian="10pt" style:font-weight-asian="bold" style:font-size-complex="10pt" style:font-weight-complex="bold"/>
    </style:style>
    <style:style style:name="T55" style:family="text">
      <style:text-properties style:font-name="Liberation Mono" fo:font-size="10pt" fo:font-weight="bold" officeooo:rsid="00976b0e" style:font-size-asian="10pt" style:font-weight-asian="bold" style:font-size-complex="10pt" style:font-weight-complex="bold"/>
    </style:style>
    <style:style style:name="T56" style:family="text">
      <style:text-properties style:font-name="Liberation Mono" fo:font-size="10pt" fo:font-weight="bold" officeooo:rsid="01dfd447" style:font-size-asian="10pt" style:font-weight-asian="bold" style:font-size-complex="10pt" style:font-weight-complex="bold"/>
    </style:style>
    <style:style style:name="T57" style:family="text">
      <style:text-properties style:font-name="Liberation Mono" fo:font-size="10pt" fo:font-weight="bold" officeooo:rsid="01739435" style:font-size-asian="10pt" style:font-weight-asian="bold" style:font-size-complex="10pt" style:font-weight-complex="bold"/>
    </style:style>
    <style:style style:name="T58" style:family="text">
      <style:text-properties style:font-name="Liberation Mono" fo:font-size="10pt" fo:font-weight="bold" officeooo:rsid="02c3149f" style:font-size-asian="10pt" style:font-weight-asian="bold" style:font-size-complex="10pt" style:font-weight-complex="bold"/>
    </style:style>
    <style:style style:name="T59" style:family="text">
      <style:text-properties officeooo:rsid="007743e6"/>
    </style:style>
    <style:style style:name="T60" style:family="text">
      <style:text-properties officeooo:rsid="009ccf87"/>
    </style:style>
    <style:style style:name="T61" style:family="text">
      <style:text-properties officeooo:rsid="009f69b9"/>
    </style:style>
    <style:style style:name="T62" style:family="text">
      <style:text-properties officeooo:rsid="00e883eb"/>
    </style:style>
    <style:style style:name="T6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64" style:family="text">
      <style:text-properties officeooo:rsid="016d097f"/>
    </style:style>
    <style:style style:name="T65" style:family="text">
      <style:text-properties officeooo:rsid="0176edf5"/>
    </style:style>
    <style:style style:name="T66" style:family="text">
      <style:text-properties officeooo:rsid="017810c3"/>
    </style:style>
    <style:style style:name="T67" style:family="text">
      <style:text-properties officeooo:rsid="017cd613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officeooo:rsid="01948824"/>
    </style:style>
    <style:style style:name="T70" style:family="text">
      <style:text-properties officeooo:rsid="0197a0f8"/>
    </style:style>
    <style:style style:name="T71" style:family="text">
      <style:text-properties officeooo:rsid="01c729e2"/>
    </style:style>
    <style:style style:name="T72" style:family="text">
      <style:text-properties officeooo:rsid="01ce93c4"/>
    </style:style>
    <style:style style:name="T73" style:family="text">
      <style:text-properties officeooo:rsid="0263684f"/>
    </style:style>
    <style:style style:name="T74" style:family="text">
      <style:text-properties officeooo:rsid="0270a0db"/>
    </style:style>
    <style:style style:name="T75" style:family="text">
      <style:text-properties officeooo:rsid="0277096d"/>
    </style:style>
    <style:style style:name="T76" style:family="text">
      <style:text-properties officeooo:rsid="027a0c78"/>
    </style:style>
    <style:style style:name="T77" style:family="text">
      <style:text-properties officeooo:rsid="027b044f"/>
    </style:style>
    <style:style style:name="T78" style:family="text">
      <style:text-properties officeooo:rsid="027ce7b5"/>
    </style:style>
    <style:style style:name="T79" style:family="text">
      <style:text-properties officeooo:rsid="0280213f"/>
    </style:style>
    <style:style style:name="T80" style:family="text">
      <style:text-properties officeooo:rsid="0282561a"/>
    </style:style>
    <style:style style:name="T81" style:family="text">
      <style:text-properties officeooo:rsid="02919d12"/>
    </style:style>
    <style:style style:name="T82" style:family="text">
      <style:text-properties officeooo:rsid="02b8dcba"/>
    </style:style>
    <style:style style:name="T83" style:family="text">
      <style:text-properties officeooo:rsid="02befdb2"/>
    </style:style>
    <style:style style:name="T84" style:family="text">
      <style:text-properties officeooo:rsid="02c3149f"/>
    </style:style>
    <style:style style:name="T85" style:family="text">
      <style:text-properties officeooo:rsid="02d3df24"/>
    </style:style>
    <style:style style:name="T86" style:family="text">
      <style:text-properties officeooo:rsid="0198a170"/>
    </style:style>
    <style:style style:name="T87" style:family="text">
      <style:text-properties officeooo:rsid="02d6bb29"/>
    </style:style>
    <style:style style:name="T88" style:family="text">
      <style:text-properties officeooo:rsid="02e3f3f1"/>
    </style:style>
    <style:style style:name="T89" style:family="text">
      <style:text-properties officeooo:rsid="02ebaf20"/>
    </style:style>
    <style:style style:name="T90" style:family="text">
      <style:text-properties officeooo:rsid="02fca640"/>
    </style:style>
    <style:style style:name="T91" style:family="text">
      <style:text-properties officeooo:rsid="0307ddf8"/>
    </style:style>
    <style:style style:name="T92" style:family="text">
      <style:text-properties officeooo:rsid="03149306"/>
    </style:style>
    <style:style style:name="T93" style:family="text">
      <style:text-properties officeooo:rsid="0316a466"/>
    </style:style>
    <style:style style:name="T94" style:family="text">
      <style:text-properties officeooo:rsid="031c4aa1"/>
    </style:style>
    <style:style style:name="T95" style:family="text">
      <style:text-properties officeooo:rsid="0321e20b"/>
    </style:style>
    <style:style style:name="T96" style:family="text">
      <style:text-properties officeooo:rsid="002d4cf0"/>
    </style:style>
    <style:style style:name="T97" style:family="text">
      <style:text-properties officeooo:rsid="002f4af5"/>
    </style:style>
    <style:style style:name="T98" style:family="text">
      <style:text-properties officeooo:rsid="0323a3c6"/>
    </style:style>
    <style:style style:name="T99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6" text:outline-level="1"><text:bookmark text:name="firstHeading"/><text:span text:style-name="T32">Python</text:span><text:span text:style-name="T21">/C2/</text:span><text:bookmark text:name="firstHeading2"/><text:span text:style-name="T2">Multiple plots</text:span><text:span text:style-name="T21">/English</text:span></text:h>
      <text:p text:style-name="P101"/>
      <text:section text:style-name="Sect1" text:name="bodyContent">
        <text:p text:style-name="P104"/>
        <text:section text:style-name="Sect1" text:name="contentSub">
          <text:p text:style-name="P104"><text:s/></text:p>
        </text:section>
      </text:section>
      <text:section text:style-name="Sect2" text:name="mw-content-text">
        <text:p text:style-name="P102"><text:span text:style-name="T1">Title of script</text:span>: <text:span text:style-name="T2"><text:s text:c="2"/>Multiple plots</text:span></text:p>
        <text:p text:style-name="P103">Author: <text:span text:style-name="T60">Aditya Palaparthy</text:span></text:p>
        <text:p text:style-name="P104"><text:span text:style-name="T44">Keywords: </text:span><text:span text:style-name="T45">Python</text:span><text:span text:style-name="T44">, </text:span><text:span text:style-name="T45">IPython,</text:span><text:span text:style-name="T43"> </text:span><text:span text:style-name="T46">plot, </text:span><text:span text:style-name="T47">legend, </text:span><text:span text:style-name="T48">figure, </text:span><text:span text:style-name="T49">savefig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5">Visual Cue</text:p>
            </table:table-cell>
            <table:table-cell table:style-name="Table1.A1" office:value-type="string">
              <text:p text:style-name="P65">Narration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Text_20_body">containing title, name of the production team along with the logo of MHRD </text:p>
              <text:p text:style-name="P66"/>
            </table:table-cell>
            <table:table-cell table:style-name="Table1.A1" office:value-type="string">
              <text:p text:style-name="P73"><text:span text:style-name="T22">Hello Friends. </text:span>Welcome to the tutorial on "<text:span text:style-name="T63">Multiple plots</text:span>". </text:p>
            </table:table-cell>
          </table:table-row>
          <table:table-row>
            <table:table-cell table:style-name="Table1.A1" office:value-type="string">
              <text:p text:style-name="P6">Show Slide </text:p>
              <text:p text:style-name="P6"><text:span text:style-name="T83">O</text:span>bjectives </text:p>
              <text:p text:style-name="P66"/>
            </table:table-cell>
            <table:table-cell table:style-name="Table1.A1" office:value-type="string">
              <text:p text:style-name="P1">At the end of this tutorial, you will be able to, </text:p>
              <text:p text:style-name="P1"/>
              <text:list xml:id="list2628897817533163582" text:style-name="L1">
                <text:list-item>
                  <text:p text:style-name="P139"><text:span text:style-name="T7">D</text:span><text:span text:style-name="T2">raw</text:span> multiple <text:span text:style-name="T2">plots</text:span> which are <text:span text:style-name="T2">overlaid</text:span>. </text:p>
                </text:list-item>
                <text:list-item>
                  <text:p text:style-name="P139"><text:span text:style-name="T75">U</text:span>se the <text:span text:style-name="T2">figure command</text:span><text:span text:style-name="T34">.</text:span> </text:p>
                </text:list-item>
                <text:list-item>
                  <text:p text:style-name="P139"><text:span text:style-name="T75">U</text:span>se the <text:span text:style-name="T2">legend command</text:span><text:span text:style-name="T34">.</text:span> </text:p>
                </text:list-item>
                <text:list-item>
                  <text:p text:style-name="P139"><text:span text:style-name="T8">S</text:span><text:span text:style-name="T2">witch</text:span> between the <text:span text:style-name="T2">plots</text:span> and perform some <text:span text:style-name="T2">operations</text:span> on each of them like saving the <text:span text:style-name="T2">plot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66">Show Slide </text:p>
              <text:p text:style-name="P66">System <text:span text:style-name="T95">Specifications</text:span> </text:p>
            </table:table-cell>
            <table:table-cell table:style-name="Table1.A4" office:value-type="string">
              <text:p text:style-name="P66">To record this tutorial, I am using </text:p>
              <text:list xml:id="list228653764964423731" text:style-name="L2">
                <text:list-item>
                  <text:p text:style-name="P147"><text:span text:style-name="T25">Ubuntu Linux 14.04</text:span><text:span text:style-name="T22"> operating system</text:span></text:p>
                </text:list-item>
                <text:list-item>
                  <text:p text:style-name="P148"><text:span text:style-name="T42">Python</text:span> 2.7.6</text:p>
                </text:list-item>
                <text:list-item>
                  <text:p text:style-name="P147"><text:span text:style-name="T27">IPython</text:span><text:span text:style-name="T25"> </text:span><text:span text:style-name="T26">4</text:span><text:span text:style-name="T25">.0.0</text:span></text:p>
                </text:list-item>
              </text:list>
            </table:table-cell>
          </table:table-row>
          <table:table-row table:style-name="Table1.5">
            <table:table-cell table:style-name="Table1.A1" office:value-type="string">
              <text:p text:style-name="P1">Show Slide </text:p>
              <text:p text:style-name="Text_20_body"><text:span text:style-name="T61">P</text:span>re-requisite<text:span text:style-name="T61">s</text:span> </text:p>
            </table:table-cell>
            <table:table-cell table:style-name="Table1.A1" office:value-type="string">
              <text:p text:style-name="P96"><text:span text:style-name="T22">To </text:span><text:span text:style-name="T23">practise</text:span><text:span text:style-name="T22"> this tutorial, </text:span><text:span text:style-name="T24">you </text:span><text:span text:style-name="T22">should know how to </text:span></text:p>
              <text:list xml:id="list2117963257450150553" text:style-name="L3">
                <text:list-item>
                  <text:p text:style-name="P145"><text:span text:style-name="T39">use </text:span><text:span text:style-name="T20">Plots</text:span><text:span text:style-name="T39"> interactively</text:span></text:p>
                </text:list-item>
                <text:list-item>
                  <text:p text:style-name="P146">Embellish a <text:span text:style-name="T2">plot</text:span></text:p>
                </text:list-item>
                <text:list-item>
                  <text:p text:style-name="P146">Sav<text:span text:style-name="T87">e</text:span><text:span text:style-name="T2"> plots</text:span></text:p>
                </text:list-item>
              </text:list>
              <text:p text:style-name="P95"/>
              <text:p text:style-name="P94"><text:span text:style-name="T22">If not, </text:span><text:span text:style-name="T86">see the pre-requisite</text:span><text:span text:style-name="T22"> </text:span><text:span text:style-name="T2">Python </text:span><text:span text:style-name="T22">tutorials </text:span><text:span text:style-name="T86">on </text:span><text:span text:style-name="T22">this website.</text:span></text:p>
            </table:table-cell>
          </table:table-row>
          <table:table-row table:style-name="Table1.5">
            <table:table-cell table:style-name="Table1.A6" office:value-type="string">
              <text:p text:style-name="P8">[Terminal]</text:p>
              <text:p text:style-name="P55"><text:span text:style-name="T50">ipython --pylab</text:span><text:span text:style-name="T2"> </text:span></text:p>
            </table:table-cell>
            <table:table-cell table:style-name="Table1.A6" office:value-type="string">
              <text:p text:style-name="P115">Let us start <text:span text:style-name="T2">ipython</text:span> with <text:span text:style-name="T2">pylab</text:span>. </text:p>
              <text:p text:style-name="P115"/>
              <text:p text:style-name="P115"><text:span text:style-name="T59">O</text:span>pen the <text:span text:style-name="T2">terminal</text:span> and <text:span text:style-name="T71">T</text:span>ype <text:span text:style-name="T50">ipython --pylab</text:span></text:p>
            </table:table-cell>
          </table:table-row>
          <table:table-row table:style-name="Table1.7">
            <table:table-cell table:style-name="Table1.A6" office:value-type="string">
              <text:p text:style-name="P7">[IPython Terminal]</text:p>
              <text:p text:style-name="P41">x = linspace(0, 50, 10) </text:p>
              <text:p text:style-name="P36"/>
              <text:p text:style-name="P36"/>
            </table:table-cell>
            <table:table-cell table:style-name="Table1.A6" office:value-type="string">
              <text:p text:style-name="P1">Let us create <text:span text:style-name="T2">set</text:span> of <text:span text:style-name="T2">points</text:span> for our <text:span text:style-name="T2">plot</text:span><text:span text:style-name="T3"> </text:span><text:span text:style-name="T35">by using</text:span> <text:span text:style-name="T2">command</text:span> <text:span text:style-name="T2">linspace</text:span></text:p>
              <text:p text:style-name="P27"/>
              <text:p text:style-name="P22"><text:span text:style-name="T40">Type </text:span><text:span text:style-name="T51">x = linspace(0, 50, 10)</text:span></text:p>
            </table:table-cell>
          </table:table-row>
          <table:table-row>
            <table:table-cell table:style-name="Table1.A1" office:value-type="string">
              <text:p text:style-name="P21"/>
              <text:p text:style-name="P21">[IPython Terminal]</text:p>
              <text:p text:style-name="P36">plot(x, sin(x)) </text:p>
            </table:table-cell>
            <table:table-cell table:style-name="Table1.A1" office:value-type="string">
              <text:p text:style-name="P29">Now let us draw a simple <text:span text:style-name="T2">sine </text:span><text:span text:style-name="T12">curve</text:span> using these <text:span text:style-name="T2">points.</text:span></text:p>
              <text:p text:style-name="P44"/>
              <text:p text:style-name="P47">Type <text:span text:style-name="T52">plot(x, sin(x))</text:span></text:p>
              <text:p text:style-name="P75"/>
            </table:table-cell>
          </table:table-row>
          <text:soft-page-break/>
          <table:table-row>
            <table:table-cell table:style-name="Table1.A6" office:value-type="string">
              <text:p text:style-name="P66">[Plot Window] </text:p>
            </table:table-cell>
            <table:table-cell table:style-name="Table1.A6" office:value-type="string">
              <text:p text:style-name="P69"><text:span text:style-name="T64">As we can see, this </text:span><text:span text:style-name="T4">sine </text:span><text:span text:style-name="T13">curve</text:span><text:span text:style-name="T64"> is not a </text:span><text:span text:style-name="T4">smooth curve. </text:span><text:span text:style-name="T36">What really caused this?</text:span></text:p>
            </table:table-cell>
          </table:table-row>
          <table:table-row>
            <table:table-cell table:style-name="Table1.A4" office:value-type="string">
              <text:p text:style-name="P43"><text:span text:style-name="T34">Pause for a while</text:span> </text:p>
              <text:p text:style-name="P66"/>
            </table:table-cell>
            <table:table-cell table:style-name="Table1.A4" office:value-type="string">
              <text:p text:style-name="P76">This happened because we selected few <text:span text:style-name="T2">points</text:span> <text:span text:style-name="T76">that is 10</text:span> for <text:span text:style-name="T66">a</text:span> large <text:span text:style-name="T2">interval</text:span> <text:span text:style-name="T65">of 0 to 50.</text:span></text:p>
              <text:p text:style-name="P76"/>
              <text:p text:style-name="P77"><text:span text:style-name="T2">Plot</text:span> <text:span text:style-name="T2">function</text:span> does not <text:span text:style-name="T2">plot</text:span> the <text:span text:style-name="T2">analytical function.</text:span></text:p>
              <text:p text:style-name="P77"><text:span text:style-name="T38">It plots the</text:span> <text:span text:style-name="T2">points</text:span> given by <text:span text:style-name="T2">analytical function</text:span>.</text:p>
            </table:table-cell>
          </table:table-row>
          <table:table-row>
            <table:table-cell table:style-name="Table1.A4" office:value-type="string">
              <text:p text:style-name="P18">[IPython Terminal]</text:p>
              <text:p text:style-name="P18"/>
              <text:p text:style-name="P88">y = linspace(0, 50, 500)</text:p>
              <text:p text:style-name="P121">plot(y, sin(y))</text:p>
              <text:p text:style-name="Text_20_body"><text:s/></text:p>
            </table:table-cell>
            <table:table-cell table:style-name="Table1.A4" office:value-type="string">
              <text:p text:style-name="P80"><text:span text:style-name="T78">N</text:span>ow let us use <text:span text:style-name="T2">linspace</text:span> again to get 500 points between 0 and <text:span text:style-name="T77">50</text:span> and draw the <text:span text:style-name="T2">sine </text:span><text:span text:style-name="T14">curve</text:span> again. </text:p>
              <text:p text:style-name="P80"/>
              <text:p text:style-name="P78"><text:s/>Type </text:p>
              <text:p text:style-name="P86"><text:s/>y = linspace(0, 50, 500)</text:p>
              <text:p text:style-name="P74"><text:span text:style-name="T53"><text:s/></text:span><text:span text:style-name="T57">plot(y, sin(y))</text:span></text:p>
            </table:table-cell>
          </table:table-row>
          <table:table-row>
            <table:table-cell table:style-name="Table1.A4" office:value-type="string">
              <text:p text:style-name="P60">[Plot Window]</text:p>
            </table:table-cell>
            <table:table-cell table:style-name="Table1.A4" office:value-type="string">
              <text:p text:style-name="P31">Now we see a <text:span text:style-name="T2">sine </text:span><text:span text:style-name="T15">curve</text:span> with a <text:span text:style-name="T2">smooth curve</text:span>. </text:p>
              <text:p text:style-name="P31"/>
              <text:p text:style-name="P49"><text:span text:style-name="T67">Now </text:span>we also have two <text:span text:style-name="T2">plots</text:span> now one <text:span text:style-name="T2">overlaid</text:span> upon another. </text:p>
              <text:p text:style-name="P49"/>
              <text:p text:style-name="P49">In <text:span text:style-name="T2">pylab</text:span>, by default all the <text:span text:style-name="T2">plots</text:span> are <text:span text:style-name="T2">overlaid</text:span>. </text:p>
            </table:table-cell>
          </table:table-row>
          <table:table-row>
            <table:table-cell table:style-name="Table1.A4" office:value-type="string">
              <text:p text:style-name="P13">[IPython Terminal]</text:p>
              <text:p text:style-name="P13"/>
              <text:p text:style-name="P121">legend(['sin(x)', 'sin(y)'])</text:p>
            </table:table-cell>
            <table:table-cell table:style-name="Table1.A4" office:value-type="string">
              <text:p text:style-name="P109"><text:span text:style-name="T90">T</text:span>o <text:span text:style-name="T2">distinguish</text:span> between two <text:span text:style-name="T2">overlaid plots</text:span> we use <text:span text:style-name="T50">legend</text:span> <text:span text:style-name="T2">command.</text:span></text:p>
              <text:p text:style-name="P79">Type <text:span text:style-name="T52">legend(['sin(x)', 'sin(y)'])</text:span></text:p>
              <text:p text:style-name="P83"/>
              <text:p text:style-name="P32">The <text:span text:style-name="T50">legend</text:span> <text:span text:style-name="T2">command</text:span> takes <text:span text:style-name="T9">par</text:span><text:span text:style-name="T10">a</text:span><text:span text:style-name="T9">meter </text:span><text:span text:style-name="T79">as</text:span> <text:span text:style-name="T84">a </text:span><text:span text:style-name="T18">list</text:span><text:span text:style-name="T84"> of </text:span><text:span text:style-name="T18">strings</text:span><text:span text:style-name="T2">.</text:span></text:p>
              <text:p text:style-name="P32"><text:span text:style-name="T80">Then it assigns </text:span><text:span text:style-name="T19">strings</text:span><text:span text:style-name="T80"> to</text:span><text:span text:style-name="T2"> plots</text:span> in the order <text:span text:style-name="T84">they were created</text:span>. </text:p>
            </table:table-cell>
          </table:table-row>
          <table:table-row>
            <table:table-cell table:style-name="Table1.A4" office:value-type="string">
              <text:p text:style-name="P42">[Plot Window] </text:p>
              <text:p text:style-name="P50"><text:s/></text:p>
              <text:p text:style-name="P66"/>
            </table:table-cell>
            <table:table-cell table:style-name="Table1.A4" office:value-type="string">
              <text:p text:style-name="P61">Now we can see the <text:span text:style-name="T2">legends</text:span> being <text:span text:style-name="T2">displayed</text:span> for the <text:span text:style-name="T2">sine</text:span> and <text:span text:style-name="T2">cosine </text:span><text:span text:style-name="T16">curves</text:span><text:span text:style-name="T2"> </text:span>on the <text:span text:style-name="T2">plot area</text:span>. </text:p>
            </table:table-cell>
          </table:table-row>
          <table:table-row>
            <table:table-cell table:style-name="Table1.A4" office:value-type="string">
              <text:p text:style-name="P17">Show Slide</text:p>
              <text:p text:style-name="P35"><text:s/></text:p>
              <text:p text:style-name="Text_20_body"><text:span text:style-name="T82">Exercise</text:span> 1 </text:p>
              <text:p text:style-name="P34"/>
              <text:p text:style-name="P1"/>
            </table:table-cell>
            <table:table-cell table:style-name="Table1.A4" office:value-type="string">
              <text:p text:style-name="P20">Pause the video. <text:span text:style-name="T62">Try</text:span> this exercise and then resume the video.</text:p>
              <text:p text:style-name="P20"><text:s/></text:p>
              <text:p text:style-name="P106">Draw two <text:span text:style-name="T2">plots</text:span> first plot being a <text:span text:style-name="T2">parabola</text:span> of the form <text:span text:style-name="T2">y = 4(x ^ 2)</text:span> and the second being a <text:span text:style-name="T2">straight line</text:span> of the form <text:span text:style-name="T2">y = 2x + 3</text:span> in the <text:span text:style-name="T2">interval</text:span> -5 to 5. </text:p>
              <text:p text:style-name="P106"><text:span text:style-name="T92">U</text:span>se <text:span text:style-name="T2">legends</text:span> to indicate what each <text:span text:style-name="T2">plot</text:span> is doing. </text:p>
            </table:table-cell>
          </table:table-row>
          <table:table-row>
            <table:table-cell table:style-name="Table1.A4" office:value-type="string">
              <text:p text:style-name="P90">[IPython Terminal]</text:p>
              <text:p text:style-name="P92">x = linspace(-5, 5, 100)</text:p>
              <text:p text:style-name="P132">plot(x, 4 * (x * x))</text:p>
              <text:p text:style-name="P125">plot(x, (2 * x) + 3)</text:p>
            </table:table-cell>
            <table:table-cell table:style-name="Table1.A4" office:value-type="string">
              <text:p text:style-name="P2"><text:span text:style-name="T84">&lt;</text:span>Switch to the terminal for solution.<text:span text:style-name="T84">&gt;</text:span> </text:p>
              <text:p text:style-name="P4"><text:span text:style-name="T72">Type </text:span><text:span text:style-name="T54">x = linspace(-5, 5, 100)</text:span></text:p>
              <text:p text:style-name="P2"/>
              <text:p text:style-name="P5">We can obtain the two <text:span text:style-name="T2">plots</text:span> in different <text:span text:style-name="T2">colours</text:span> using the following <text:span text:style-name="T2">commands</text:span>.</text:p>
              <text:p text:style-name="P15">Type </text:p>
              <text:p text:style-name="P39">plot(x, 4 * (x * x)) </text:p>
              <text:p text:style-name="P38">plot(x, (2 * x) + 3)</text:p>
            </table:table-cell>
          </table:table-row>
          <table:table-row>
            <table:table-cell table:style-name="Table1.A4" office:value-type="string">
              <text:p text:style-name="P11">[IPython Terminal]</text:p>
              <text:p text:style-name="P37">legend([<text:span text:style-name="T85">r</text:span>'<text:span text:style-name="T85">$</text:span>y = 4(x ^ 2)<text:span text:style-name="T85">$</text:span>', <text:span text:style-name="T85">r</text:span>'<text:span text:style-name="T85">$</text:span>y = 2x + 3<text:span text:style-name="T85">$</text:span>']) </text:p>
            </table:table-cell>
            <table:table-cell table:style-name="Table1.A4" office:value-type="string">
              <text:p text:style-name="P19">Or we can also just give the <text:span text:style-name="T2">equations</text:span> of the <text:span text:style-name="T2">plot</text:span> </text:p>
              <text:p text:style-name="P23">Type <text:span text:style-name="T52">legend([</text:span><text:span text:style-name="T58">r</text:span><text:span text:style-name="T52">'</text:span><text:span text:style-name="T58">$</text:span><text:span text:style-name="T52">y = 4(x ^ 2)</text:span><text:span text:style-name="T58">$</text:span><text:span text:style-name="T52">', </text:span><text:span text:style-name="T58">r</text:span><text:span text:style-name="T52">'</text:span><text:span text:style-name="T58">$</text:span><text:span text:style-name="T52">y = 2x + 3</text:span><text:span text:style-name="T58">$</text:span><text:span text:style-name="T52">']) </text:span></text:p>
            </table:table-cell>
          </table:table-row>
          <table:table-row>
            <table:table-cell table:style-name="Table1.A4" office:value-type="string">
              <text:p text:style-name="P12">[Plot Window] </text:p>
            </table:table-cell>
            <table:table-cell table:style-name="Table1.A4" office:value-type="string">
              <text:p text:style-name="P24">We can see a <text:span text:style-name="T2">legend</text:span> for <text:span text:style-name="T6">Equations</text:span>. </text:p>
            </table:table-cell>
          </table:table-row>
          <table:table-row>
            <table:table-cell table:style-name="Table1.A4" office:value-type="string">
              <text:p text:style-name="P10">[IPython Terminal]</text:p>
              <text:p text:style-name="P91">clf()</text:p>
              <text:p text:style-name="P1"><text:soft-page-break/></text:p>
            </table:table-cell>
            <table:table-cell table:style-name="Table1.A4" office:value-type="string">
              <text:p text:style-name="P30"><text:span text:style-name="T69">Now we will learn how to </text:span><text:span text:style-name="T5">switch</text:span><text:span text:style-name="T69"> between </text:span><text:span text:style-name="T5">plots</text:span>, perform some <text:span text:style-name="T2">operations</text:span> or <text:span text:style-name="T5">labelling</text:span> them individually and so on. </text:p>
              <text:p text:style-name="P30"><text:soft-page-break/>Let us see how to accomplish this. </text:p>
              <text:p text:style-name="P30"/>
              <text:p text:style-name="P30">But before we move on, let us <text:span text:style-name="T2">clear</text:span> our <text:span text:style-name="T2">screen</text:span>. </text:p>
              <text:p text:style-name="P48">Type <text:span text:style-name="T52">clf()</text:span></text:p>
            </table:table-cell>
          </table:table-row>
          <table:table-row>
            <table:table-cell table:style-name="Table1.A4" office:value-type="string">
              <text:p text:style-name="P9">[IPython Terminal]</text:p>
              <text:p text:style-name="P137">x = linspace(0, 50, 500) </text:p>
              <text:p text:style-name="P132">figure(1)</text:p>
              <text:p text:style-name="P132">plot(x, sin(x), 'b')</text:p>
              <text:p text:style-name="P132">figure(2)</text:p>
              <text:p text:style-name="P125">plot(x, cos(x), 'g')</text:p>
              <text:p text:style-name="P131"/>
            </table:table-cell>
            <table:table-cell table:style-name="Table1.A4" office:value-type="string">
              <text:p text:style-name="P51">Switch to <text:span text:style-name="T2">terminal</text:span> for <text:span text:style-name="T2">solution</text:span>. </text:p>
              <text:p text:style-name="P56">Type <text:span text:style-name="T52">x = linspace(0, 50, 500) </text:span></text:p>
              <text:p text:style-name="P51"/>
              <text:p text:style-name="P51">To accomplish more control over <text:span text:style-name="T2">individual plots</text:span> we use the <text:span text:style-name="T52">figure</text:span><text:span text:style-name="T2"> command </text:span></text:p>
              <text:p text:style-name="P59">Type <text:span text:style-name="T52">figure(1)</text:span></text:p>
              <text:p text:style-name="P133"><text:s text:c="5"/>plot(x, sin(x), 'b')</text:p>
              <text:p text:style-name="P133"><text:s text:c="5"/>figure(2)</text:p>
              <text:p text:style-name="P63"><text:s text:c="5"/>plot(x, cos(x), 'g')</text:p>
            </table:table-cell>
          </table:table-row>
          <table:table-row>
            <table:table-cell table:style-name="Table1.A4" office:value-type="string">
              <text:p text:style-name="P28">[Plot Window] </text:p>
              <text:p text:style-name="P28"/>
              <text:p text:style-name="P66"/>
            </table:table-cell>
            <table:table-cell table:style-name="Table1.A4" office:value-type="string">
              <text:p text:style-name="P3">Now we have two<text:span text:style-name="T2"> plots</text:span>, a <text:span text:style-name="T2">sine </text:span><text:span text:style-name="T17">curve</text:span><text:span text:style-name="T2"> </text:span>and a <text:span text:style-name="T2">cosine </text:span><text:span text:style-name="T17">curve</text:span> in two different <text:span text:style-name="T2">figures</text:span>. </text:p>
            </table:table-cell>
          </table:table-row>
          <table:table-row>
            <table:table-cell table:style-name="Table1.A4" office:value-type="string">
              <text:p text:style-name="P50"/>
              <text:p text:style-name="P64">[Ipython Terminal]</text:p>
              <text:p text:style-name="P58"/>
              <text:p text:style-name="P50"/>
              <text:p text:style-name="P50"/>
            </table:table-cell>
            <table:table-cell table:style-name="Table1.A4" office:value-type="string">
              <text:p text:style-name="P54">The <text:span text:style-name="T2">figure command</text:span> takes an <text:span text:style-name="T2">integer</text:span> as an <text:span text:style-name="T2">argument. </text:span></text:p>
              <text:p text:style-name="P54"><text:span text:style-name="T37">This is</text:span><text:span text:style-name="T11"> </text:span>the <text:span text:style-name="T2">serial number</text:span> of the <text:span text:style-name="T2">plot</text:span> <text:span text:style-name="T70">to</text:span> select corresponding <text:span text:style-name="T2">plot</text:span>.</text:p>
              <text:p text:style-name="P52"/>
              <text:p text:style-name="P53">All the<text:span text:style-name="T2"> plot commands </text:span>we run hereafter are applied to the selected <text:span text:style-name="T2">plot</text:span>.</text:p>
              <text:p text:style-name="P53">In this <text:span text:style-name="T2">example figure</text:span> 1 is the <text:span text:style-name="T2">sine plot</text:span> and <text:span text:style-name="T2">figure</text:span> 2 is the <text:span text:style-name="T2">cosine</text:span> <text:span text:style-name="T2">plot</text:span>. </text:p>
            </table:table-cell>
          </table:table-row>
          <table:table-row table:style-name="Table1.23">
            <table:table-cell table:style-name="Table1.A4" office:value-type="string">
              <text:p text:style-name="P14">[IPython Terminal]</text:p>
              <text:p text:style-name="P84">title('cos(x)')</text:p>
              <text:p text:style-name="P93">savefig('cosine.png')</text:p>
              <text:p text:style-name="P129">figure(1)</text:p>
              <text:p text:style-name="P129">title('sin(<text:span text:style-name="T81">x</text:span>)')</text:p>
              <text:p text:style-name="P123">savefig('sine.png')</text:p>
            </table:table-cell>
            <table:table-cell table:style-name="Table1.A4" office:value-type="string">
              <text:p text:style-name="P57">For example, we can <text:span text:style-name="T2">save</text:span> each<text:span text:style-name="T2"> plot </text:span>separately.</text:p>
              <text:p text:style-name="P81"/>
              <text:p text:style-name="P82">Type </text:p>
              <text:p text:style-name="P85">title('cos(x)')</text:p>
              <text:p text:style-name="P87">savefig('cosine.png')</text:p>
              <text:p text:style-name="P130">figure(1)</text:p>
              <text:p text:style-name="P130">title('sin(<text:span text:style-name="T81">x</text:span>)')</text:p>
              <text:p text:style-name="P98">savefig('sine.png')</text:p>
              <text:p text:style-name="P99">The figures will be saved in current working directory.</text:p>
            </table:table-cell>
          </table:table-row>
          <table:table-row table:style-name="Table1.23">
            <table:table-cell table:style-name="Table1.A4" office:value-type="string">
              <text:p text:style-name="P62">Show Slide</text:p>
              <text:p text:style-name="Text_20_body">Exercise2 </text:p>
            </table:table-cell>
            <table:table-cell table:style-name="Table1.A4" office:value-type="string">
              <text:p text:style-name="P68">Pause the video. <text:span text:style-name="T62">Try</text:span> this exercise and then resume the video.</text:p>
              <text:p text:style-name="Text_20_body">Draw a <text:span text:style-name="T2">line</text:span> of the form <text:span text:style-name="T2">y = x</text:span> as one <text:span text:style-name="T2">figure</text:span> and another <text:span text:style-name="T2">line</text:span> of the form <text:span text:style-name="T2">y = 2x + 3</text:span>. <text:span text:style-name="T94">Save each of them.</text:span></text:p>
            </table:table-cell>
          </table:table-row>
          <table:table-row table:style-name="Table1.23">
            <table:table-cell table:style-name="Table1.A4" office:value-type="string">
              <text:p text:style-name="P46">[IPython Terminal]</text:p>
              <text:p text:style-name="P89">clf()</text:p>
              <text:p text:style-name="P129">figure(1)</text:p>
              <text:p text:style-name="P129">x = linspace(-5, 5, 100)</text:p>
              <text:p text:style-name="P121">plot(x, x)</text:p>
            </table:table-cell>
            <table:table-cell table:style-name="Table1.A4" office:value-type="string">
              <text:p text:style-name="P105">Switch to the <text:span text:style-name="T2">terminal</text:span> for solution. </text:p>
              <text:p text:style-name="P107">Let us first clear the <text:span text:style-name="T2">plot</text:span> </text:p>
              <text:p text:style-name="P108">Type <text:span text:style-name="T55">clf()</text:span></text:p>
              <text:p text:style-name="P113">To solve this problem we <text:span text:style-name="T93">will </text:span><text:span text:style-name="Teletype"><text:span text:style-name="T29">use the </text:span></text:span><text:span text:style-name="Teletype"><text:span text:style-name="T33">figure command</text:span></text:span><text:span text:style-name="Teletype"><text:span text:style-name="T29"> to create </text:span></text:span><text:span text:style-name="Teletype"><text:span text:style-name="T31">first</text:span></text:span><text:span text:style-name="Teletype"><text:span text:style-name="T29"> </text:span></text:span><text:span text:style-name="Teletype"><text:span text:style-name="T33">plotting area</text:span></text:span></text:p>
              <text:p text:style-name="P110">Type </text:p>
              <text:p text:style-name="P111">figure(1) </text:p>
              <text:p text:style-name="P112">x = linspace(-5, 5, 100) </text:p>
              <text:p text:style-name="P111">plot(x, x)</text:p>
            </table:table-cell>
          </table:table-row>
          <text:soft-page-break/>
          <table:table-row table:style-name="Table1.23">
            <table:table-cell table:style-name="Table1.A4" office:value-type="string">
              <text:p text:style-name="P25">[IPython Terminal]</text:p>
              <text:p text:style-name="P34"><text:span text:style-name="T68">figure(2)</text:span> </text:p>
              <text:p text:style-name="P121">plot(x, ((2 * x) + 3))</text:p>
            </table:table-cell>
            <table:table-cell table:style-name="Table1.A4" office:value-type="string">
              <text:p text:style-name="P28"><text:span text:style-name="Teletype"><text:span text:style-name="T29">Now use the </text:span></text:span><text:span text:style-name="Teletype"><text:span text:style-name="T33">figure command</text:span></text:span><text:span text:style-name="Teletype"><text:span text:style-name="T29"> to create second </text:span></text:span><text:span text:style-name="Teletype"><text:span text:style-name="T33">plotting area</text:span></text:span><text:span text:style-name="Teletype"><text:span text:style-name="T29"> and </text:span></text:span><text:span text:style-name="Teletype"><text:span text:style-name="T33">plot </text:span></text:span><text:span text:style-name="Teletype"><text:span text:style-name="T29">the</text:span></text:span><text:span text:style-name="Teletype"><text:span text:style-name="T33"> figure</text:span></text:span><text:span text:style-name="Teletype"><text:span text:style-name="T29"> </text:span></text:span></text:p>
              <text:p text:style-name="P33"><text:span text:style-name="Teletype"><text:span text:style-name="T30">Type </text:span></text:span></text:p>
              <text:p text:style-name="P33"><text:span text:style-name="Teletype"><text:span text:style-name="T56">figure(2) </text:span></text:span></text:p>
              <text:p text:style-name="P33"><text:span text:style-name="Teletype"><text:span text:style-name="T56">plot(x, ((2 * x) + 3))</text:span></text:span></text:p>
            </table:table-cell>
          </table:table-row>
          <table:table-row table:style-name="Table1.23">
            <table:table-cell table:style-name="Table1.A4" office:value-type="string">
              <text:p text:style-name="P26">[IPython Terminal]</text:p>
              <text:p text:style-name="P45"/>
              <text:p text:style-name="P129">figure(1)</text:p>
              <text:p text:style-name="P124">savefig('plot1.png')</text:p>
              <text:p text:style-name="P40"><text:span text:style-name="T41">f</text:span><text:span text:style-name="T40">igure(2)</text:span></text:p>
              <text:p text:style-name="P122">savefig('plot2.png')</text:p>
            </table:table-cell>
            <table:table-cell table:style-name="Table1.A4" office:value-type="string">
              <text:p text:style-name="P67">Now to switch between the <text:span text:style-name="T2">figures</text:span> we can use <text:span text:style-name="T2">figure command</text:span>. </text:p>
              <text:p text:style-name="P67"/>
              <text:p text:style-name="P67">We will <text:span text:style-name="T91">save the figure</text:span> as follows </text:p>
              <text:p text:style-name="P70">Type </text:p>
              <text:p text:style-name="P134"/>
              <text:p text:style-name="P134">figure(1)</text:p>
              <text:p text:style-name="P97">savefig('plot1.png')</text:p>
              <text:p text:style-name="P135">figure(2)</text:p>
              <text:p text:style-name="P97">savefig('plot2.png')</text:p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ummary slide </text:p>
              <text:p text:style-name="P1"/>
            </table:table-cell>
            <table:table-cell table:style-name="Table1.A4" office:value-type="string">
              <text:p text:style-name="P43"><text:span text:style-name="T34">This brings us to the end of this tutorial. In this tutorial, we have learnt to,</text:span> </text:p>
              <text:list xml:id="list4432439303137981051" text:style-name="L4">
                <text:list-item>
                  <text:p text:style-name="P140">Draw <text:span text:style-name="T2">multiple plots</text:span> which are <text:span text:style-name="T2">overlaid</text:span>. </text:p>
                </text:list-item>
                <text:list-item>
                  <text:p text:style-name="P140">Use the <text:span text:style-name="T2">figure</text:span> command. </text:p>
                </text:list-item>
                <text:list-item>
                  <text:p text:style-name="P140">Use the <text:span text:style-name="T2">legend</text:span> command. </text:p>
                </text:list-item>
                <text:list-item>
                  <text:p text:style-name="P140"><text:span text:style-name="T2">Switch</text:span> between the <text:span text:style-name="T2">plots</text:span> and perform some <text:span text:style-name="T2">operations</text:span> on each of them like <text:span text:style-name="T2">saving</text:span> the <text:span text:style-name="T2">plot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6">Show Slide</text:p>
              <text:p text:style-name="Text_20_body"><text:span text:style-name="T74">Evaluation</text:span> </text:p>
              <text:p text:style-name="P71"/>
            </table:table-cell>
            <table:table-cell table:style-name="Table1.A4" office:value-type="string">
              <text:p text:style-name="P28">Here are some self assessment questions for you to solve </text:p>
              <text:list xml:id="list7640720036993784396" text:style-name="L5">
                <text:list-item>
                  <text:p text:style-name="P141">What <text:span text:style-name="T2">command</text:span> is used to get individual <text:span text:style-name="T2">plots</text:span> separately?</text:p>
                </text:list-item>
                <text:list-item>
                  <text:p text:style-name="P142">What will be the <text:span text:style-name="T2">command</text:span> <text:span text:style-name="T89">to identify</text:span> <text:span text:style-name="T2">sine</text:span> and <text:span text:style-name="T2">cosine curve</text:span>?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olutions </text:p>
              <text:p text:style-name="P66"/>
            </table:table-cell>
            <table:table-cell table:style-name="Table1.A4" office:value-type="string">
              <text:p text:style-name="P119"><text:span text:style-name="T28">And the answers,</text:span><text:span text:style-name="T50"> </text:span></text:p>
              <text:list xml:id="list6172056365879405496" text:style-name="L6">
                <text:list-item>
                  <text:p text:style-name="P143">The <text:span text:style-name="T2">command </text:span><text:span text:style-name="T34">"</text:span><text:span text:style-name="T2">figure()</text:span>" can get us the individual <text:span text:style-name="T2">plots</text:span> separately. </text:p>
                </text:list-item>
                <text:list-item>
                  <text:p text:style-name="P138">legend([<text:span text:style-name="T88">'sin(x)','cos(x)'</text:span>])</text:p>
                </text:list-item>
              </text:list>
            </table:table-cell>
          </table:table-row>
          <table:table-row>
            <table:table-cell table:style-name="Table1.A6" office:value-type="string">
              <text:p text:style-name="P116">Show Slide</text:p>
              <text:p text:style-name="P116">Forum </text:p>
            </table:table-cell>
            <table:table-cell table:style-name="Table1.A6" office:value-type="string">
              <text:p text:style-name="P120"/>
              <text:p text:style-name="P128">Please post your <text:span text:style-name="T99">timed </text:span>queries <text:span text:style-name="T99">i</text:span>n this forum.</text:p>
            </table:table-cell>
          </table:table-row>
          <table:table-row>
            <table:table-cell table:style-name="Table1.A6" office:value-type="string">
              <text:p text:style-name="P117">Show Slide</text:p>
              <text:p text:style-name="P117"><text:span text:style-name="T73">Fossee </text:span>Forum </text:p>
            </table:table-cell>
            <table:table-cell table:style-name="Table1.A6" office:value-type="string">
              <text:p text:style-name="P72"/>
              <text:p text:style-name="P72"/>
              <text:p text:style-name="P100"><text:span text:style-name="T99">Please post your general queries</text:span> <text:span text:style-name="T96">on</text:span> Python <text:span text:style-name="T99">in</text:span> this <text:span text:style-name="T97">forum</text:span>.</text:p>
              <text:p text:style-name="P72"/>
              <text:p text:style-name="P72"/>
              <text:p text:style-name="P72"/>
              <text:p text:style-name="P72"/>
            </table:table-cell>
          </table:table-row>
          <table:table-row>
            <table:table-cell table:style-name="Table1.A6" office:value-type="string">
              <text:p text:style-name="P116">Show Slide </text:p>
              <text:p text:style-name="P116">Textbook Companion </text:p>
            </table:table-cell>
            <table:table-cell table:style-name="Table1.A6" office:value-type="string">
              <text:p text:style-name="P126">FOSSEE team coordinates <text:span text:style-name="T98">the </text:span>TBC project.</text:p>
            </table:table-cell>
          </table:table-row>
          <text:soft-page-break/>
          <table:table-row table:style-name="Table1.34">
            <table:table-cell table:style-name="Table1.A6" office:value-type="string">
              <text:p text:style-name="P116">Show Slide</text:p>
              <text:p text:style-name="P116">Acknowledgement </text:p>
            </table:table-cell>
            <table:table-cell table:style-name="Table1.A6" office:value-type="string">
              <text:p text:style-name="P126">Spoken-tutorial is funded by NMEICT, MHRD, Govt. of India.</text:p>
              <text:p text:style-name="P150">For more details, visit this website.</text:p>
            </table:table-cell>
          </table:table-row>
          <table:table-row table:style-name="Table1.34">
            <table:table-cell table:style-name="Table1.A6" office:value-type="string">
              <text:p text:style-name="P118">Show Slide</text:p>
              <text:p text:style-name="P118">Thank You</text:p>
            </table:table-cell>
            <table:table-cell table:style-name="Table1.A6" office:value-type="string">
              <text:p text:style-name="P144">This is _________ from IIT Bombay signing off.</text:p>
              <text:p text:style-name="P127">Thank You</text:p>
            </table:table-cell>
          </table:table-row>
        </table:table>
        <text:section text:style-name="Sect1" text:name="ContributionCredits">
          <text:h text:style-name="P114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38:16.610000000</dc:date>
    <meta:editing-duration>P1DT5H13M31S</meta:editing-duration>
    <meta:editing-cycles>1100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5" meta:paragraph-count="202" meta:word-count="1068" meta:character-count="6144" meta:non-whitespace-character-count="5186"/>
  </office:meta>
</office:document-meta>
</file>